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Титулмелкий" style:master-page-name="MP0" style:family="paragraph">
      <style:paragraph-properties fo:break-before="page" fo:line-height="100%" fo:text-indent="0in"/>
      <style:text-properties fo:font-weight="normal" style:font-weight-asian="normal"/>
    </style:style>
    <style:style style:name="P2" style:parent-style-name="Heading" style:family="paragraph">
      <style:text-properties fo:font-weight="bold" style:font-weight-asian="bold" fo:font-size="3pt" style:font-size-asian="3pt" style:font-size-complex="3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text-indent="0.3937in"/>
      <style:text-properties fo:font-weight="bold" style:font-weight-asian="bold" fo:font-size="14pt" style:font-size-asian="14pt" style:font-size-complex="14pt"/>
    </style:style>
    <style:style style:name="P9" style:parent-style-name="Подзаголовок" style:family="paragraph">
      <style:paragraph-properties fo:text-align="center"/>
    </style:style>
    <style:style style:name="T10" style:parent-style-name="Основнойшрифтабзаца" style:family="text">
      <style:text-properties fo:font-size="12pt" style:font-size-asian="12pt"/>
    </style:style>
    <style:style style:name="T11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2" style:parent-style-name="Подзаголовок" style:family="paragraph">
      <style:paragraph-properties fo:text-align="center"/>
    </style:style>
    <style:style style:name="T13" style:parent-style-name="Основнойшрифтабзаца" style:family="text">
      <style:text-properties fo:font-size="12pt" style:font-size-asian="12pt"/>
    </style:style>
    <style:style style:name="T14" style:parent-style-name="Основнойшрифтабзаца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15" style:parent-style-name="Заголовок1" style:family="paragraph">
      <style:paragraph-properties fo:text-align="center"/>
    </style:style>
    <style:style style:name="T16" style:parent-style-name="Основнойшрифтабзаца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Основнойшрифтабзаца" style:family="text">
      <style:text-properties style:font-name="Times New Roman" style:font-name-complex="Times New Roman" fo:font-weight="normal" style:font-weight-asian="normal" fo:font-size="12pt" style:font-size-asian="12pt" style:font-size-complex="12pt"/>
    </style:style>
    <style:style style:name="T19" style:parent-style-name="Основнойшрифтабзаца" style:family="text">
      <style:text-properties style:font-name="Times New Roman" style:font-name-complex="Times New Roman" fo:font-weight="normal" style:font-weight-asian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Заголовок5" style:family="paragraph">
      <style:paragraph-properties fo:margin-left="1in">
        <style:tab-stops/>
      </style:paragraph-properties>
      <style:text-properties style:font-name-complex="Times New Roman" fo:font-weight="normal" style:font-weight-asian="normal" fo:font-style="normal" style:font-style-asian="normal" fo:font-size="12pt" style:font-size-asian="12pt" style:font-size-complex="12pt"/>
    </style:style>
    <style:style style:name="P21" style:parent-style-name="Standard" style:family="paragraph">
      <style:paragraph-properties fo:text-align="center"/>
      <style:text-properties style:font-name="Arial" fo:font-weight="bold" style:font-weight-asian="bold" fo:font-style="italic" style:font-style-asian="italic"/>
    </style:style>
    <style:style style:name="P22" style:parent-style-name="Standard" style:family="paragraph">
      <style:text-properties style:font-name="Arial" fo:font-weight="bold" style:font-weight-asian="bold" fo:font-style="italic" style:font-style-asian="italic"/>
    </style:style>
    <style:style style:name="P23" style:parent-style-name="Standard" style:family="paragraph">
      <style:paragraph-properties fo:text-align="center"/>
      <style:text-properties style:font-name="Arial" fo:font-weight="bold" style:font-weight-asian="bold"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fo:font-weight="bold" style:font-weight-asian="bold" fo:font-size="14pt" style:font-size-asian="14pt" style:font-size-complex="16pt"/>
    </style:style>
    <style:style style:name="P27" style:parent-style-name="Standard" style:family="paragraph">
      <style:paragraph-properties fo:text-align="end" fo:text-indent="0.3784in"/>
      <style:text-properties fo:font-weight="bold" style:font-weight-asian="bold" fo:font-size="14pt" style:font-size-asian="14pt" style:font-size-complex="16pt"/>
    </style:style>
    <style:style style:name="P28" style:parent-style-name="Standard" style:family="paragraph">
      <style:paragraph-properties fo:line-height="150%"/>
      <style:text-properties fo:font-size="14pt" style:font-size-asian="14pt"/>
    </style:style>
    <style:style style:name="P29" style:parent-style-name="Standard" style:family="paragraph">
      <style:paragraph-properties fo:text-align="end" fo:text-indent="0.3784in"/>
      <style:text-properties fo:font-size="14pt" style:font-size-asian="14pt"/>
    </style:style>
    <style:style style:name="P30" style:parent-style-name="Standard" style:family="paragraph">
      <style:paragraph-properties fo:margin-left="4.1347in">
        <style:tab-stops>
          <style:tab-stop style:type="left" style:position="4.4298in"/>
        </style:tab-stops>
      </style:paragraph-properties>
      <style:text-properties fo:font-size="14pt" style:font-size-asian="14pt"/>
    </style:style>
    <style:style style:name="P31" style:parent-style-name="Standard" style:family="paragraph">
      <style:paragraph-properties fo:margin-left="4.1347in">
        <style:tab-stops>
          <style:tab-stop style:type="left" style:position="4.4298in"/>
        </style:tab-stops>
      </style:paragraph-properties>
      <style:text-properties fo:font-size="14pt" style:font-size-asian="14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margin-left="4.1347in">
        <style:tab-stops>
          <style:tab-stop style:type="left" style:position="4.4298in"/>
        </style:tab-stops>
      </style:paragraph-properties>
      <style:text-properties fo:font-size="14pt" style:font-size-asian="14pt" style:text-underline-type="single" style:text-underline-style="solid" style:text-underline-width="auto" style:text-underline-mode="continuous"/>
    </style:style>
    <style:style style:name="P33" style:parent-style-name="Standard" style:family="paragraph">
      <style:paragraph-properties fo:text-align="center" fo:margin-left="4.1347in" fo:margin-right="-0.0034in">
        <style:tab-stops/>
      </style:paragraph-properties>
    </style:style>
    <style:style style:name="P34" style:parent-style-name="Заголовок6" style:family="paragraph">
      <style:paragraph-properties fo:margin-top="0in" fo:margin-bottom="0in" fo:margin-left="4.1347in">
        <style:tab-stops/>
      </style:paragraph-properties>
    </style:style>
    <style:style style:name="P35" style:parent-style-name="Standard" style:family="paragraph">
      <style:paragraph-properties fo:text-align="center" fo:margin-left="4.1347in">
        <style:tab-stops/>
      </style:paragraph-properties>
    </style:style>
    <style:style style:name="P36" style:parent-style-name="Standard" style:family="paragraph">
      <style:text-properties style:font-name="Arial" fo:font-size="8pt" style:font-size-asian="8pt"/>
    </style:style>
    <style:style style:name="P37" style:parent-style-name="Заголовок6" style:family="paragraph">
      <style:text-properties fo:font-size="14pt" style:font-size-asian="14pt"/>
    </style:style>
    <style:style style:name="P38" style:parent-style-name="Standard" style:family="paragraph">
      <style:text-properties fo:font-size="14pt" style:font-size-asian="14pt"/>
    </style:style>
    <style:style style:name="P39" style:parent-style-name="Standard" style:family="paragraph">
      <style:text-properties style:font-name="Arial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fo:font-size="11pt" style:font-size-asian="11pt"/>
    </style:style>
    <style:style style:name="T41" style:parent-style-name="Основнойшрифтабзаца" style:family="text">
      <style:text-properties fo:font-size="11pt" style:font-size-asian="11pt" style:font-size-complex="11pt"/>
    </style:style>
    <style:style style:name="T42" style:parent-style-name="Основнойшрифтабзаца" style:family="text">
      <style:text-properties fo:font-size="11pt" style:font-size-asian="11pt"/>
    </style:style>
    <style:style style:name="P43" style:parent-style-name="Standard" style:family="paragraph">
      <style:text-properties style:font-name="Arial" fo:font-size="8pt" style:font-size-asian="8pt"/>
    </style:style>
    <style:style style:name="P44" style:parent-style-name="Standard" style:family="paragraph">
      <style:text-properties style:font-name="Arial" fo:font-size="8pt" style:font-size-asian="8pt"/>
    </style:style>
    <style:style style:name="T45" style:parent-style-name="Основнойшрифтабзаца" style:family="text">
      <style:text-properties fo:font-size="11pt" style:font-size-asian="11pt"/>
    </style:style>
    <style:style style:name="T46" style:parent-style-name="Основнойшрифтабзаца" style:family="text">
      <style:text-properties style:font-name="Arial" fo:font-size="8pt" style:font-size-asian="8pt"/>
    </style:style>
    <style:style style:name="T47" style:parent-style-name="Основнойшрифтабзаца" style:family="text">
      <style:text-properties style:font-name="Arial" style:font-name-asian="Arial" fo:font-size="8pt" style:font-size-asian="8pt"/>
    </style:style>
    <style:style style:name="T48" style:parent-style-name="Основнойшрифтабзаца" style:family="text">
      <style:text-properties style:font-name="Arial" style:font-name-asian="Arial" fo:font-size="8pt" style:font-size-asian="8pt"/>
    </style:style>
    <style:style style:name="T49" style:parent-style-name="Основнойшрифтабзаца" style:family="text">
      <style:text-properties style:font-name="Arial" fo:font-size="8pt" style:font-size-asian="8pt"/>
    </style:style>
    <style:style style:name="P50" style:parent-style-name="Standard" style:family="paragraph">
      <style:paragraph-properties fo:margin-left="0.5in" fo:text-indent="0.5in">
        <style:tab-stops/>
      </style:paragraph-properties>
    </style:style>
    <style:style style:name="T51" style:parent-style-name="Основнойшрифтабзаца" style:family="text">
      <style:text-properties style:font-weight-complex="bold" fo:font-size="11pt" style:font-size-asian="11pt"/>
    </style:style>
    <style:style style:name="T52" style:parent-style-name="Основнойшрифтабзаца" style:family="text">
      <style:text-properties fo:font-weight="bold" style:font-weight-asian="bold" fo:font-size="11pt" style:font-size-asian="11pt"/>
    </style:style>
    <style:style style:name="T53" style:parent-style-name="Основнойшрифтабзаца" style:family="text">
      <style:text-properties fo:font-size="11pt" style:font-size-asian="11pt"/>
    </style:style>
    <style:style style:name="P54" style:parent-style-name="Standard" style:family="paragraph">
      <style:text-properties style:font-name="Arial" fo:font-size="8pt" style:font-size-asian="8pt"/>
    </style:style>
    <style:style style:name="P55" style:parent-style-name="Standard" style:family="paragraph">
      <style:text-properties style:font-name="Arial" fo:font-weight="bold" style:font-weight-asian="bold" fo:font-size="14pt" style:font-size-asian="14pt"/>
    </style:style>
    <style:style style:name="P56" style:parent-style-name="Standard" style:family="paragraph">
      <style:text-properties style:font-name="Arial" fo:font-weight="bold" style:font-weight-asian="bold" fo:font-size="14pt" style:font-size-asian="14pt"/>
    </style:style>
    <style:style style:name="P57" style:parent-style-name="Standard" style:family="paragraph">
      <style:text-properties style:font-name="Arial" fo:font-weight="bold" style:font-weight-asian="bold" fo:font-size="14pt" style:font-size-asian="14pt"/>
    </style:style>
    <style:style style:name="P58" style:parent-style-name="Standard" style:family="paragraph">
      <style:text-properties style:font-name="Arial" fo:font-weight="bold" style:font-weight-asian="bold" fo:font-size="14pt" style:font-size-asian="14pt"/>
    </style:style>
    <style:style style:name="P59" style:parent-style-name="Standard" style:family="paragraph">
      <style:text-properties style:font-name="Arial" fo:font-weight="bold" style:font-weight-asian="bold" fo:font-size="14pt" style:font-size-asian="14pt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P61" style:parent-style-name="Textbody" style:family="paragraph">
      <style:text-properties fo:font-weight="bold" style:font-weight-asian="bold" style:font-weight-complex="bold"/>
    </style:style>
    <style:style style:name="P62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63" style:parent-style-name="Textbody" style:family="paragraph">
      <style:paragraph-properties fo:text-align="justify" fo:margin-bottom="0in"/>
    </style:style>
    <style:style style:name="T64" style:parent-style-name="Основнойшрифтабзаца" style:family="text">
      <style:text-properties style:font-weight-complex="bold"/>
    </style:style>
    <style:style style:name="P65" style:parent-style-name="Textbody" style:family="paragraph">
      <style:paragraph-properties fo:text-align="justify" fo:margin-bottom="0in"/>
    </style:style>
    <style:style style:name="T66" style:parent-style-name="Основнойшрифтабзаца" style:family="text">
      <style:text-properties style:font-weight-complex="bold"/>
    </style:style>
    <style:style style:name="T67" style:parent-style-name="Основнойшрифтабзаца" style:family="text">
      <style:text-properties style:font-weight-complex="bold"/>
    </style:style>
    <style:style style:name="T68" style:parent-style-name="Основнойшрифтабзаца" style:family="text">
      <style:text-properties style:font-weight-complex="bold"/>
    </style:style>
    <style:style style:name="T69" style:parent-style-name="Основнойшрифтабзаца" style:family="text">
      <style:text-properties fo:font-style="italic" style:font-style-asian="italic" style:font-style-complex="italic" fo:language="en"/>
    </style:style>
    <style:style style:name="T70" style:parent-style-name="Основнойшрифтабзаца" style:family="text">
      <style:text-properties fo:font-style="italic" style:font-style-asian="italic" style:font-style-complex="italic"/>
    </style:style>
    <style:style style:name="T71" style:parent-style-name="Основнойшрифтабзаца" style:family="text">
      <style:text-properties fo:font-style="italic" style:font-style-asian="italic" style:font-style-complex="italic" fo:language="en"/>
    </style:style>
    <style:style style:name="P72" style:parent-style-name="Textbody" style:family="paragraph">
      <style:paragraph-properties fo:text-align="justify" fo:margin-bottom="0in" fo:text-indent="0.4923in"/>
    </style:style>
    <style:style style:name="P73" style:parent-style-name="Textbody" style:family="paragraph">
      <style:paragraph-properties fo:text-align="justify" fo:margin-bottom="0in"/>
    </style:style>
    <style:style style:name="P74" style:parent-style-name="Textbody" style:family="paragraph">
      <style:paragraph-properties fo:margin-bottom="0in"/>
    </style:style>
    <style:style style:name="P75" style:parent-style-name="Textbody" style:family="paragraph">
      <style:paragraph-properties fo:margin-bottom="0in"/>
    </style:style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/>
    </style:style>
    <style:style style:name="P78" style:parent-style-name="Textbody" style:family="paragraph">
      <style:paragraph-properties fo:margin-bottom="0in"/>
    </style:style>
    <style:style style:name="P79" style:parent-style-name="Textbody" style:family="paragraph">
      <style:paragraph-properties fo:margin-bottom="0in"/>
    </style:style>
    <style:style style:name="P80" style:parent-style-name="Textbody" style:family="paragraph">
      <style:paragraph-properties fo:margin-bottom="0in"/>
    </style:style>
    <style:style style:name="P81" style:parent-style-name="Textbody" style:family="paragraph">
      <style:paragraph-properties fo:margin-bottom="0in"/>
    </style:style>
    <style:style style:name="P82" style:parent-style-name="Textbody" style:family="paragraph">
      <style:paragraph-properties fo:margin-bottom="0in"/>
    </style:style>
    <style:style style:name="P83" style:parent-style-name="Textbody" style:family="paragraph">
      <style:paragraph-properties fo:margin-bottom="0in"/>
    </style:style>
    <style:style style:name="P84" style:parent-style-name="Textbody" style:family="paragraph">
      <style:paragraph-properties fo:margin-bottom="0in"/>
    </style:style>
    <style:style style:name="P85" style:parent-style-name="Textbody" style:family="paragraph">
      <style:paragraph-properties fo:margin-bottom="0in"/>
    </style:style>
    <style:style style:name="P86" style:parent-style-name="Textbody" style:family="paragraph">
      <style:paragraph-properties fo:margin-bottom="0in"/>
    </style:style>
    <style:style style:name="P87" style:parent-style-name="Textbody" style:family="paragraph">
      <style:paragraph-properties fo:margin-bottom="0in"/>
    </style:style>
    <style:style style:name="P88" style:parent-style-name="Textbody" style:family="paragraph">
      <style:paragraph-properties fo:margin-bottom="0in"/>
    </style:style>
    <style:style style:name="P89" style:parent-style-name="Textbody" style:family="paragraph">
      <style:paragraph-properties fo:margin-bottom="0in"/>
    </style:style>
    <style:style style:name="P90" style:parent-style-name="Textbody" style:family="paragraph">
      <style:paragraph-properties fo:margin-bottom="0in"/>
    </style:style>
    <style:style style:name="P91" style:parent-style-name="Textbody" style:family="paragraph">
      <style:paragraph-properties fo:margin-bottom="0in"/>
    </style:style>
    <style:style style:name="P92" style:parent-style-name="Textbody" style:family="paragraph">
      <style:paragraph-properties fo:margin-bottom="0in"/>
    </style:style>
    <style:style style:name="P93" style:parent-style-name="Textbody" style:family="paragraph">
      <style:paragraph-properties fo:margin-bottom="0in"/>
    </style:style>
    <style:style style:name="P94" style:parent-style-name="Textbody" style:family="paragraph">
      <style:paragraph-properties fo:margin-bottom="0in"/>
    </style:style>
    <style:style style:name="P95" style:parent-style-name="Textbody" style:family="paragraph">
      <style:paragraph-properties fo:margin-bottom="0in"/>
    </style:style>
    <style:style style:name="P96" style:parent-style-name="Textbody" style:family="paragraph">
      <style:paragraph-properties fo:margin-bottom="0in"/>
    </style:style>
    <style:style style:name="P97" style:parent-style-name="Textbody" style:family="paragraph">
      <style:paragraph-properties fo:text-align="center" fo:margin-top="0.118in" fo:margin-bottom="0.0986in"/>
    </style:style>
    <style:style style:name="T98" style:parent-style-name="Основнойшрифтабзаца" style:family="text">
      <style:text-properties fo:font-weight="bold" style:font-weight-asian="bold" style:font-weight-complex="bold"/>
    </style:style>
    <style:style style:name="P99" style:parent-style-name="Заголовок1" style:family="paragraph">
      <style:paragraph-properties fo:text-align="justify" fo:margin-top="0in" fo:margin-bottom="0in" fo:line-height="115%"/>
    </style:style>
    <style:style style:name="T100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101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102" style:parent-style-name="Основнойшрифтабзаца" style:family="text">
      <style:text-properties style:font-name-asian="NSimSun" fo:font-weight="normal" style:font-weight-asian="normal" style:font-weight-complex="normal" fo:color="#202122" fo:font-size="10.5pt" style:font-size-asian="10.5pt" style:font-size-complex="10.5pt" fo:background-color="#FFFFFF"/>
    </style:style>
    <style:style style:name="T103" style:parent-style-name="Основнойшрифтабзаца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P104" style:parent-style-name="Standard" style:family="paragraph">
      <style:paragraph-properties fo:text-align="justify" fo:line-height="115%" fo:text-indent="0.4923in"/>
    </style:style>
    <style:style style:name="T1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Arial" fo:color="#202122" fo:font-size="10.5pt" style:font-size-asian="10.5pt" style:font-size-complex="10.5pt" fo:background-color="#FFFFFF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0" style:parent-style-name="Standard" style:family="paragraph">
      <style:paragraph-properties fo:text-align="justify" fo:line-height="115%" fo:text-indent="0.4923in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Arial" fo:color="#202122" fo:font-size="10.5pt" style:font-size-asian="10.5pt" style:font-size-complex="10.5pt" fo:background-color="#FFFFFF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5" style:parent-style-name="Standard" style:family="paragraph">
      <style:paragraph-properties fo:text-align="justify" fo:line-height="115%" fo:text-indent="0.4923in"/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text-align="justify" fo:line-height="115%" fo:text-indent="0.4923in"/>
      <style:text-properties style:font-name="Times New Roman" style:font-name-complex="Times New Roman" fo:font-size="14pt" style:font-size-asian="14pt" style:font-size-complex="14pt"/>
    </style:style>
    <style:style style:name="P117" style:parent-style-name="Standard" style:family="paragraph">
      <style:paragraph-properties fo:text-align="justify" fo:line-height="115%" fo:text-indent="0.4923in"/>
      <style:text-properties style:font-name="Times New Roman" style:font-name-complex="Times New Roman" fo:font-size="14pt" style:font-size-asian="14pt" style:font-size-complex="14pt"/>
    </style:style>
    <style:style style:name="P118" style:parent-style-name="Standard" style:family="paragraph">
      <style:paragraph-properties fo:text-align="justify" fo:line-height="115%" fo:text-indent="0.4923in"/>
      <style:text-properties style:font-name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fo:text-align="justify" fo:line-height="115%" fo:text-indent="0.4923in"/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text-align="justify" fo:line-height="115%"/>
    </style:style>
    <style:style style:name="T1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text-align="justify" fo:line-height="115%"/>
    </style:style>
    <style:style style:name="T1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justify" fo:line-height="115%"/>
    </style:style>
    <style:style style:name="T12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justify" fo:line-height="115%" fo:text-indent="0.4923in"/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justify" fo:line-height="115%"/>
    </style:style>
    <style:style style:name="T1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136" style:parent-style-name="Standard" style:family="paragraph">
      <style:paragraph-properties fo:text-align="justify" fo:line-height="115%"/>
    </style:style>
    <style:style style:name="T13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9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140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141" style:parent-style-name="Standard" style:family="paragraph">
      <style:paragraph-properties fo:text-align="justify" fo:line-height="115%" fo:text-indent="0.4923in"/>
      <style:text-properties style:font-name="Times New Roman" style:font-name-complex="Times New Roman" fo:font-size="14pt" style:font-size-asian="14pt" style:font-size-complex="14pt"/>
    </style:style>
    <style:style style:name="P142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143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144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145" style:parent-style-name="Standard" style:family="paragraph">
      <style:paragraph-properties fo:text-align="justify" fo:line-height="115%" fo:text-indent="0.4923in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148" style:parent-style-name="Standard" style:family="paragraph">
      <style:paragraph-properties fo:text-align="justify" fo:line-height="115%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0" style:parent-style-name="Standard" style:family="paragraph">
      <style:paragraph-properties fo:text-align="justify" fo:line-height="115%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Standard" style:family="paragraph">
      <style:paragraph-properties fo:text-align="justify" fo:line-height="115%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4" style:parent-style-name="Standard" style:family="paragraph">
      <style:paragraph-properties fo:text-align="justify" fo:line-height="115%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7" style:parent-style-name="Standard" style:family="paragraph">
      <style:paragraph-properties fo:text-align="justify" fo:line-height="115%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9" style:parent-style-name="Standard" style:family="paragraph">
      <style:paragraph-properties fo:text-align="justify" fo:line-height="115%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1" style:parent-style-name="Standard" style:family="paragraph">
      <style:paragraph-properties fo:text-align="justify" fo:line-height="115%"/>
      <style:text-properties style:font-name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text-align="justify" fo:line-height="115%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65" style:parent-style-name="Standard" style:family="paragraph">
      <style:paragraph-properties fo:line-height="115%" fo:text-indent="0.4923in"/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66" style:parent-style-name="Standard" style:family="paragraph">
      <style:paragraph-properties fo:line-height="115%" fo:text-indent="0.4923in"/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6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6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6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7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8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19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0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0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0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0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0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05" style:parent-style-name="Textbody" style:family="paragraph">
      <style:paragraph-properties fo:text-align="center"/>
    </style:style>
    <style:style style:name="T206" style:parent-style-name="Основнойшрифтабзаца" style:family="text">
      <style:text-properties fo:font-weight="bold" style:font-weight-asian="bold" style:font-weight-complex="bold"/>
    </style:style>
    <style:style style:name="T207" style:parent-style-name="Основнойшрифтабзаца" style:family="text">
      <style:text-properties fo:font-weight="bold" style:font-weight-asian="bold" style:font-weight-complex="bold"/>
    </style:style>
    <style:style style:name="P208" style:parent-style-name="Default" style:family="paragraph">
      <style:paragraph-properties fo:text-align="justify" fo:line-height="115%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T210" style:parent-style-name="Основнойшрифтабзаца" style:family="text">
      <style:text-properties fo:font-size="14pt" style:font-size-asian="14pt" style:font-size-complex="14pt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T2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font-size="14pt" style:font-size-asian="14pt" style:font-size-complex="14pt"/>
    </style:style>
    <style:style style:name="T218" style:parent-style-name="Основнойшрифтабзаца" style:family="text">
      <style:text-properties fo:font-size="14pt" style:font-size-asian="14pt" style:font-size-complex="14pt"/>
    </style:style>
    <style:style style:name="T2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fo:font-size="14pt" style:font-size-asian="14pt" style:font-size-complex="14pt"/>
    </style:style>
    <style:style style:name="P221" style:parent-style-name="Default" style:family="paragraph">
      <style:paragraph-properties fo:text-align="justify" fo:line-height="115%" fo:text-indent="0.4923in"/>
    </style:style>
    <style:style style:name="T22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/>
    </style:style>
    <style:style style:name="P224" style:parent-style-name="Default" style:family="paragraph">
      <style:paragraph-properties fo:line-height="115%" fo:text-indent="0.4923in"/>
      <style:text-properties fo:font-size="14pt" style:font-size-asian="14pt" style:font-size-complex="14pt"/>
    </style:style>
    <style:style style:name="P225" style:parent-style-name="Default" style:family="paragraph">
      <style:paragraph-properties fo:text-align="justify" fo:line-height="115%" fo:text-indent="0.4923in"/>
    </style:style>
    <style:style style:name="T22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27" style:parent-style-name="Основнойшрифтабзаца" style:family="text">
      <style:text-properties fo:font-size="14pt" style:font-size-asian="14pt" style:font-size-complex="14pt"/>
    </style:style>
    <style:style style:name="T228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P230" style:parent-style-name="Default" style:family="paragraph">
      <style:paragraph-properties fo:text-align="justify" fo:line-height="115%" fo:text-indent="0.4923in"/>
      <style:text-properties fo:font-size="14pt" style:font-size-asian="14pt" style:font-size-complex="14pt"/>
    </style:style>
    <style:style style:name="P231" style:parent-style-name="Default" style:family="paragraph">
      <style:paragraph-properties fo:text-align="justify" fo:line-height="115%" fo:text-indent="0.4923in"/>
      <style:text-properties fo:font-size="14pt" style:font-size-asian="14pt" style:font-size-complex="14pt"/>
    </style:style>
    <style:style style:name="P232" style:parent-style-name="Default" style:family="paragraph">
      <style:paragraph-properties fo:text-align="justify" fo:line-height="115%" fo:text-indent="0.4923in"/>
    </style:style>
    <style:style style:name="T233" style:parent-style-name="Основнойшрифтабзаца" style:family="text">
      <style:text-properties fo:font-size="14pt" style:font-size-asian="14pt" style:font-size-complex="14pt"/>
    </style:style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/>
    </style:style>
    <style:style style:name="T2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/>
    </style:style>
    <style:style style:name="T2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fo:font-size="14pt" style:font-size-asian="14pt" style:font-size-complex="14pt"/>
    </style:style>
    <style:style style:name="T2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fo:font-size="14pt" style:font-size-asian="14pt" style:font-size-complex="14pt"/>
    </style:style>
    <style:style style:name="T243" style:parent-style-name="Основнойшрифтабзаца" style:family="text">
      <style:text-properties fo:font-size="14pt" style:font-size-asian="14pt" style:font-size-complex="14pt"/>
    </style:style>
    <style:style style:name="T2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fo:font-size="14pt" style:font-size-asian="14pt" style:font-size-complex="14pt"/>
    </style:style>
    <style:style style:name="T246" style:parent-style-name="Основнойшрифтабзаца" style:family="text">
      <style:text-properties fo:font-size="14pt" style:font-size-asian="14pt" style:font-size-complex="14pt"/>
    </style:style>
    <style:style style:name="T247" style:parent-style-name="Основнойшрифтабзаца" style:family="text">
      <style:text-properties fo:font-size="14pt" style:font-size-asian="14pt" style:font-size-complex="14pt"/>
    </style:style>
    <style:style style:name="T248" style:parent-style-name="Основнойшрифтабзаца" style:family="text">
      <style:text-properties fo:font-size="14pt" style:font-size-asian="14pt" style:font-size-complex="14pt"/>
    </style:style>
    <style:style style:name="T2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P255" style:parent-style-name="Default" style:family="paragraph">
      <style:paragraph-properties fo:text-align="justify" fo:line-height="115%" fo:text-indent="0.4923in"/>
      <style:text-properties fo:font-size="14pt" style:font-size-asian="14pt" style:font-size-complex="14pt"/>
    </style:style>
    <style:style style:name="P256" style:parent-style-name="Default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57" style:parent-style-name="Textbody" style:family="paragraph">
      <style:paragraph-properties fo:text-align="justify"/>
      <style:text-properties style:font-name-asian="Calibri" fo:color="#000000" style:letter-kerning="false" style:language-asian="en" style:country-asian="US" style:language-complex="ar" style:country-complex="SA"/>
    </style:style>
    <style:style style:name="P258" style:parent-style-name="Textbody" style:family="paragraph">
      <style:paragraph-properties fo:text-align="justify"/>
    </style:style>
    <style:style style:name="P259" style:parent-style-name="Textbody" style:family="paragraph">
      <style:paragraph-properties fo:text-align="justify"/>
    </style:style>
    <style:style style:name="P260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261" style:parent-style-name="Textbody" style:family="paragraph">
      <style:paragraph-properties fo:text-align="justify" fo:text-indent="0.4923in"/>
    </style:style>
    <style:style style:name="P262" style:parent-style-name="Textbody" style:family="paragraph">
      <style:paragraph-properties fo:text-align="justify"/>
    </style:style>
    <style:style style:name="P26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6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6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6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6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6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6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7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8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8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8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8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8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fo:background-color="#FFFFFF"/>
    </style:style>
    <style:style style:name="P285" style:parent-style-name="Standard" style:family="paragraph">
      <style:text-properties style:font-name="Times New Roman"/>
    </style:style>
    <style:style style:name="P286" style:parent-style-name="Textbody" style:family="paragraph">
      <style:paragraph-properties fo:text-align="center"/>
    </style:style>
    <style:style style:name="T287" style:parent-style-name="Основнойшрифтабзаца" style:family="text">
      <style:text-properties fo:font-weight="bold" style:font-weight-asian="bold" style:font-weight-complex="bold"/>
    </style:style>
    <style:style style:name="P288" style:parent-style-name="Заголовок1" style:family="paragraph">
      <style:paragraph-properties fo:text-align="justify" fo:margin-top="0in" fo:margin-bottom="0in"/>
    </style:style>
    <style:style style:name="T289" style:parent-style-name="markedcontent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290" style:parent-style-name="markedcontent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291" style:parent-style-name="markedcontent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292" style:parent-style-name="markedcontent" style:family="text">
      <style:text-properties style:font-name="Times New Roman" fo:font-weight="normal" style:font-weight-asian="normal" style:font-weight-complex="normal" fo:font-size="14pt" style:font-size-asian="14pt" style:font-size-complex="14pt" fo:language="en" fo:country="US"/>
    </style:style>
    <style:style style:name="T293" style:parent-style-name="markedcontent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T294" style:parent-style-name="markedcontent" style:family="text">
      <style:text-properties style:font-name="Times New Roman" fo:font-weight="normal" style:font-weight-asian="normal" style:font-weight-complex="normal" fo:font-size="14pt" style:font-size-asian="14pt" style:font-size-complex="14pt"/>
    </style:style>
    <style:style style:name="P295" style:parent-style-name="Textbody" style:family="paragraph">
      <style:paragraph-properties fo:text-align="center"/>
      <style:text-properties fo:font-weight="bold" style:font-weight-asian="bold" style:font-weight-complex="bold"/>
    </style:style>
    <style:style style:name="P296" style:parent-style-name="Обычный" style:family="paragraph">
      <style:paragraph-properties style:vertical-align="auto" fo:margin-top="0.0694in" fo:margin-bottom="0.0166in" fo:background-color="#FFFFFF"/>
      <style:text-properties fo:hyphenate="true"/>
    </style:style>
    <style:style style:name="T297" style:parent-style-name="citation" style:family="text">
      <style:text-properties style:font-name="Times New Roman" style:font-name-complex="Times New Roman" fo:font-style="italic" style:font-style-asian="italic" style:font-style-complex="italic" fo:color="#202122" fo:font-size="14pt" style:font-size-asian="14pt" style:font-size-complex="14pt"/>
    </style:style>
    <style:style style:name="T298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T299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300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T301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302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T303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304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T305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306" style:parent-style-name="Гиперссылка" style:family="text">
      <style:text-properties style:font-name="Times New Roman" style:font-name-complex="Times New Roman" fo:color="#BA0000" fo:font-size="14pt" style:font-size-asian="14pt" style:font-size-complex="14pt" fo:language="en" fo:country="US"/>
    </style:style>
    <style:style style:name="T307" style:parent-style-name="Гиперссылка" style:family="text">
      <style:text-properties style:font-name="Times New Roman" style:font-name-complex="Times New Roman" fo:color="#BA0000" fo:font-size="14pt" style:font-size-asian="14pt" style:font-size-complex="14pt"/>
    </style:style>
    <style:style style:name="T308" style:parent-style-name="Гиперссылка" style:family="text">
      <style:text-properties style:font-name="Times New Roman" style:font-name-complex="Times New Roman" fo:color="#BA0000" fo:font-size="14pt" style:font-size-asian="14pt" style:font-size-complex="14pt" fo:language="en" fo:country="US"/>
    </style:style>
    <style:style style:name="T309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310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T311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P312" style:parent-style-name="Обычный" style:family="paragraph">
      <style:paragraph-properties style:vertical-align="auto" fo:margin-top="0.0694in" fo:margin-bottom="0.0166in" fo:background-color="#FFFFFF"/>
      <style:text-properties fo:hyphenate="true"/>
    </style:style>
    <style:style style:name="T313" style:parent-style-name="citation" style:family="text">
      <style:text-properties style:font-name="Times New Roman" style:font-name-complex="Times New Roman" fo:font-style="italic" style:font-style-asian="italic" style:font-style-complex="italic" fo:color="#202122" fo:font-size="14pt" style:font-size-asian="14pt" style:font-size-complex="14pt" fo:language="en" fo:country="US"/>
    </style:style>
    <style:style style:name="T314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P315" style:parent-style-name="Обычный" style:family="paragraph">
      <style:paragraph-properties style:vertical-align="auto" fo:margin-top="0.0694in" fo:margin-bottom="0.0166in" fo:background-color="#FFFFFF"/>
      <style:text-properties fo:hyphenate="true"/>
    </style:style>
    <style:style style:name="T316" style:parent-style-name="citation" style:family="text">
      <style:text-properties style:font-name="Times New Roman" style:font-name-complex="Times New Roman" fo:font-style="italic" style:font-style-asian="italic" style:font-style-complex="italic" fo:color="#202122" fo:font-size="14pt" style:font-size-asian="14pt" style:font-size-complex="14pt"/>
    </style:style>
    <style:style style:name="T317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T318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319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T320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321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T322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323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T324" style:parent-style-name="citation" style:family="text">
      <style:text-properties style:font-name="Times New Roman" style:font-name-complex="Times New Roman" fo:color="#202122" fo:font-size="14pt" style:font-size-asian="14pt" style:font-size-complex="14pt" fo:language="en" fo:country="US"/>
    </style:style>
    <style:style style:name="T325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P326" style:parent-style-name="Обычный" style:family="paragraph">
      <style:paragraph-properties style:vertical-align="auto" fo:margin-top="0.0694in" fo:margin-bottom="0.0166in" fo:background-color="#FFFFFF"/>
      <style:text-properties fo:hyphenate="true"/>
    </style:style>
    <style:style style:name="T327" style:parent-style-name="citation" style:family="text">
      <style:text-properties style:font-name="Times New Roman" style:font-name-complex="Times New Roman" fo:font-style="italic" style:font-style-asian="italic" style:font-style-complex="italic" fo:color="#202122" fo:font-size="14pt" style:font-size-asian="14pt" style:font-size-complex="14pt"/>
    </style:style>
    <style:style style:name="T328" style:parent-style-name="citation" style:family="text">
      <style:text-properties style:font-name="Times New Roman" style:font-name-complex="Times New Roman" fo:color="#202122" fo:font-size="14pt" style:font-size-asian="14pt" style:font-size-complex="14pt"/>
    </style:style>
    <style:style style:name="P329" style:parent-style-name="Textbody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330" style:parent-style-name="Textbody" style:family="paragraph">
      <style:paragraph-properties fo:text-align="justify" fo:margin-left="0.5in">
        <style:tab-stops/>
      </style:paragraph-properties>
    </style:style>
    <style:style style:name="P331" style:parent-style-name="Textbody" style:family="paragraph">
      <style:paragraph-properties fo:text-align="justify"/>
    </style:style>
    <style:style style:name="P332" style:parent-style-name="Textbody" style:family="paragraph">
      <style:paragraph-properties fo:text-align="justify"/>
    </style:style>
    <style:style style:name="P333" style:parent-style-name="Textbody" style:family="paragraph">
      <style:paragraph-properties fo:text-align="justify"/>
    </style:style>
    <style:style style:name="P334" style:parent-style-name="Textbody" style:family="paragraph">
      <style:paragraph-properties fo:text-align="justify"/>
    </style:style>
    <style:style style:name="P335" style:parent-style-name="Textbody" style:family="paragraph">
      <style:paragraph-properties fo:text-align="justify"/>
    </style:style>
    <style:style style:name="P336" style:parent-style-name="Textbody" style:family="paragraph">
      <style:paragraph-properties fo:text-align="justify"/>
    </style:style>
    <style:style style:name="P337" style:parent-style-name="Textbody" style:family="paragraph">
      <style:paragraph-properties fo:text-align="justify"/>
    </style:style>
    <style:style style:name="P338" style:parent-style-name="Textbody" style:family="paragraph">
      <style:paragraph-properties fo:text-align="justify"/>
    </style:style>
    <style:style style:name="P339" style:parent-style-name="Textbody" style:family="paragraph">
      <style:paragraph-properties fo:text-align="justify"/>
    </style:style>
    <style:style style:name="P340" style:parent-style-name="Textbody" style:family="paragraph">
      <style:paragraph-properties fo:text-align="justify"/>
    </style:style>
    <style:style style:name="P341" style:parent-style-name="Textbody" style:family="paragraph">
      <style:paragraph-properties fo:text-align="justify"/>
    </style:style>
    <style:style style:name="P342" style:parent-style-name="Textbody" style:family="paragraph">
      <style:paragraph-properties fo:text-align="justify"/>
    </style:style>
    <style:style style:name="P343" style:parent-style-name="Textbody" style:family="paragraph">
      <style:paragraph-properties fo:text-align="justify"/>
    </style:style>
    <style:style style:name="P344" style:parent-style-name="Textbody" style:family="paragraph">
      <style:paragraph-properties fo:text-align="justify"/>
    </style:style>
    <style:style style:name="P345" style:parent-style-name="Textbody" style:family="paragraph">
      <style:paragraph-properties fo:text-align="justify"/>
    </style:style>
    <style:style style:name="P346" style:parent-style-name="Textbody" style:family="paragraph">
      <style:paragraph-properties fo:text-align="justify"/>
    </style:style>
    <style:style style:name="P347" style:parent-style-name="Textbody" style:family="paragraph">
      <style:paragraph-properties fo:text-align="justify"/>
    </style:style>
    <style:style style:name="P348" style:parent-style-name="Textbody" style:family="paragraph">
      <style:paragraph-properties fo:text-align="end"/>
    </style:style>
    <style:style style:name="T349" style:parent-style-name="Основнойшрифтабзаца" style:family="text">
      <style:text-properties fo:font-weight="bold" style:font-weight-asian="bold" style:font-weight-complex="bold"/>
    </style:style>
    <style:style style:name="T35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351" style:parent-style-name="Textbody" style:family="paragraph">
      <style:paragraph-properties fo:text-align="justify"/>
      <style:text-properties style:font-name-complex="Liberation Mono" fo:language="en" fo:country="US"/>
    </style:style>
    <style:style style:name="P352" style:parent-style-name="Textbody" style:family="paragraph">
      <style:paragraph-properties fo:text-align="justify"/>
      <style:text-properties style:font-name-complex="Liberation Mono" fo:language="en" fo:country="US"/>
    </style:style>
    <style:style style:name="P353" style:parent-style-name="Textbody" style:family="paragraph">
      <style:paragraph-properties fo:text-align="justify"/>
      <style:text-properties style:font-name-complex="Liberation Mono" fo:language="en" fo:country="US"/>
    </style:style>
    <style:style style:name="P354" style:parent-style-name="Textbody" style:family="paragraph">
      <style:paragraph-properties fo:text-align="justify"/>
      <style:text-properties style:font-name-complex="Liberation Mono" fo:language="en" fo:country="US"/>
    </style:style>
    <style:style style:name="P355" style:parent-style-name="Textbody" style:family="paragraph">
      <style:paragraph-properties fo:text-align="justify"/>
      <style:text-properties style:font-name-complex="Liberation Mono" fo:language="en" fo:country="US"/>
    </style:style>
    <style:style style:name="P356" style:parent-style-name="Textbody" style:family="paragraph">
      <style:paragraph-properties fo:text-align="justify"/>
      <style:text-properties style:font-name-complex="Liberation Mono" fo:language="en" fo:country="US"/>
    </style:style>
    <style:style style:name="P357" style:parent-style-name="Textbody" style:family="paragraph">
      <style:paragraph-properties fo:text-align="justify"/>
      <style:text-properties style:font-name-complex="Liberation Mono" fo:language="en" fo:country="US"/>
    </style:style>
    <style:style style:name="P358" style:parent-style-name="Textbody" style:family="paragraph">
      <style:paragraph-properties fo:text-align="justify"/>
      <style:text-properties style:font-name-complex="Liberation Mono" fo:language="en" fo:country="US"/>
    </style:style>
    <style:style style:name="P359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0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1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2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3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4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5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6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7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8" style:parent-style-name="Textbody" style:family="paragraph">
      <style:paragraph-properties fo:text-align="justify"/>
      <style:text-properties style:font-name-complex="Liberation Mono" fo:language="en" fo:country="US"/>
    </style:style>
    <style:style style:name="P369" style:parent-style-name="Textbody" style:family="paragraph">
      <style:paragraph-properties fo:text-align="justify"/>
      <style:text-properties style:font-name-complex="Liberation Mono" fo:language="en" fo:country="US"/>
    </style:style>
    <style:style style:name="P370" style:parent-style-name="Textbody" style:family="paragraph">
      <style:paragraph-properties fo:text-align="justify"/>
      <style:text-properties style:font-name-complex="Liberation Mono" fo:language="en" fo:country="US"/>
    </style:style>
    <style:style style:name="P371" style:parent-style-name="Textbody" style:family="paragraph">
      <style:paragraph-properties fo:text-align="justify"/>
      <style:text-properties style:font-name-complex="Liberation Mono" fo:language="en" fo:country="US"/>
    </style:style>
    <style:style style:name="P372" style:parent-style-name="Textbody" style:family="paragraph">
      <style:paragraph-properties fo:text-align="justify"/>
      <style:text-properties style:font-name-complex="Liberation Mono" fo:language="en" fo:country="US"/>
    </style:style>
    <style:style style:name="P373" style:parent-style-name="Textbody" style:family="paragraph">
      <style:paragraph-properties fo:text-align="justify"/>
      <style:text-properties style:font-name-complex="Liberation Mono" fo:language="en" fo:country="US"/>
    </style:style>
    <style:style style:name="P374" style:parent-style-name="Textbody" style:family="paragraph">
      <style:paragraph-properties fo:text-align="justify"/>
    </style:style>
    <style:style style:name="T375" style:parent-style-name="Основнойшрифтабзаца" style:family="text">
      <style:text-properties style:font-name-complex="Liberation Mono" fo:language="en" fo:country="US"/>
    </style:style>
    <style:style style:name="T376" style:parent-style-name="Основнойшрифтабзаца" style:family="text">
      <style:text-properties style:font-name-complex="Liberation Mono"/>
    </style:style>
    <style:style style:name="T377" style:parent-style-name="Основнойшрифтабзаца" style:family="text">
      <style:text-properties style:font-name-complex="Liberation Mono" fo:language="en" fo:country="US"/>
    </style:style>
    <style:style style:name="T378" style:parent-style-name="Основнойшрифтабзаца" style:family="text">
      <style:text-properties style:font-name-complex="Liberation Mono"/>
    </style:style>
    <style:style style:name="T379" style:parent-style-name="Основнойшрифтабзаца" style:family="text">
      <style:text-properties style:font-name-complex="Liberation Mono" fo:language="en" fo:country="US"/>
    </style:style>
    <style:style style:name="T380" style:parent-style-name="Основнойшрифтабзаца" style:family="text">
      <style:text-properties style:font-name-complex="Liberation Mono"/>
    </style:style>
    <style:style style:name="T381" style:parent-style-name="Основнойшрифтабзаца" style:family="text">
      <style:text-properties style:font-name-complex="Liberation Mono" fo:language="en" fo:country="US"/>
    </style:style>
    <style:style style:name="P382" style:parent-style-name="Textbody" style:family="paragraph">
      <style:paragraph-properties fo:text-align="justify"/>
      <style:text-properties style:font-name-complex="Liberation Mono" fo:language="en" fo:country="US"/>
    </style:style>
    <style:style style:name="P383" style:parent-style-name="Textbody" style:family="paragraph">
      <style:paragraph-properties fo:text-align="justify"/>
      <style:text-properties style:font-name-complex="Liberation Mono" fo:language="en" fo:country="US"/>
    </style:style>
    <style:style style:name="P384" style:parent-style-name="Textbody" style:family="paragraph">
      <style:paragraph-properties fo:text-align="justify"/>
      <style:text-properties style:font-name-complex="Liberation Mono" fo:language="en" fo:country="US"/>
    </style:style>
    <style:style style:name="P385" style:parent-style-name="Textbody" style:family="paragraph">
      <style:paragraph-properties fo:text-align="justify"/>
      <style:text-properties style:font-name-complex="Liberation Mono" fo:language="en" fo:country="US"/>
    </style:style>
    <style:style style:name="P386" style:parent-style-name="Textbody" style:family="paragraph">
      <style:paragraph-properties fo:text-align="justify"/>
    </style:style>
    <style:style style:name="T387" style:parent-style-name="Основнойшрифтабзаца" style:family="text">
      <style:text-properties style:font-name-complex="Liberation Mono" fo:language="en" fo:country="US"/>
    </style:style>
    <style:style style:name="T388" style:parent-style-name="Основнойшрифтабзаца" style:family="text">
      <style:text-properties style:font-name-complex="Liberation Mono"/>
    </style:style>
    <style:style style:name="T389" style:parent-style-name="Основнойшрифтабзаца" style:family="text">
      <style:text-properties style:font-name-complex="Liberation Mono" fo:language="en" fo:country="US"/>
    </style:style>
    <style:style style:name="P390" style:parent-style-name="Textbody" style:family="paragraph">
      <style:paragraph-properties fo:text-align="justify"/>
      <style:text-properties style:font-name-complex="Liberation Mono" fo:language="en" fo:country="US"/>
    </style:style>
    <style:style style:name="P391" style:parent-style-name="Textbody" style:family="paragraph">
      <style:paragraph-properties fo:text-align="justify"/>
      <style:text-properties style:font-name-complex="Liberation Mono" fo:language="en" fo:country="US"/>
    </style:style>
    <style:style style:name="P392" style:parent-style-name="Textbody" style:family="paragraph">
      <style:paragraph-properties fo:text-align="justify"/>
      <style:text-properties style:font-name-complex="Liberation Mono" fo:language="en" fo:country="US"/>
    </style:style>
    <style:style style:name="P393" style:parent-style-name="Textbody" style:family="paragraph">
      <style:paragraph-properties fo:text-align="justify"/>
      <style:text-properties style:font-name-complex="Liberation Mono" fo:language="en" fo:country="US"/>
    </style:style>
    <style:style style:name="P394" style:parent-style-name="Textbody" style:family="paragraph">
      <style:paragraph-properties fo:text-align="justify"/>
      <style:text-properties style:font-name-complex="Liberation Mono" fo:language="en" fo:country="US"/>
    </style:style>
    <style:style style:name="P395" style:parent-style-name="Textbody" style:family="paragraph">
      <style:paragraph-properties fo:text-align="justify"/>
      <style:text-properties style:font-name-complex="Liberation Mono" fo:language="en" fo:country="US"/>
    </style:style>
    <style:style style:name="P396" style:parent-style-name="Textbody" style:family="paragraph">
      <style:paragraph-properties fo:text-align="justify"/>
      <style:text-properties style:font-name-complex="Liberation Mono" fo:language="en" fo:country="US"/>
    </style:style>
    <style:style style:name="P397" style:parent-style-name="Textbody" style:family="paragraph">
      <style:paragraph-properties fo:text-align="justify"/>
      <style:text-properties style:font-name-complex="Liberation Mono" fo:language="en" fo:country="US"/>
    </style:style>
    <style:style style:name="P398" style:parent-style-name="Textbody" style:family="paragraph">
      <style:paragraph-properties fo:text-align="justify"/>
      <style:text-properties style:font-name-complex="Liberation Mono" fo:language="en" fo:country="US"/>
    </style:style>
    <style:style style:name="P39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0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1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2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3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4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5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6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7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8" style:parent-style-name="Textbody" style:family="paragraph">
      <style:paragraph-properties fo:text-align="justify"/>
      <style:text-properties style:font-name-complex="Liberation Mono" fo:language="en" fo:country="US"/>
    </style:style>
    <style:style style:name="P40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10" style:parent-style-name="Textbody" style:family="paragraph">
      <style:paragraph-properties fo:text-align="justify"/>
    </style:style>
    <style:style style:name="T411" style:parent-style-name="Основнойшрифтабзаца" style:family="text">
      <style:text-properties style:font-name-complex="Liberation Mono" fo:language="en" fo:country="US"/>
    </style:style>
    <style:style style:name="T412" style:parent-style-name="Основнойшрифтабзаца" style:family="text">
      <style:text-properties style:font-name-complex="Liberation Mono"/>
    </style:style>
    <style:style style:name="T413" style:parent-style-name="Основнойшрифтабзаца" style:family="text">
      <style:text-properties style:font-name-complex="Liberation Mono" fo:language="en" fo:country="US"/>
    </style:style>
    <style:style style:name="P414" style:parent-style-name="Textbody" style:family="paragraph">
      <style:paragraph-properties fo:text-align="justify"/>
      <style:text-properties style:font-name-complex="Liberation Mono" fo:language="en" fo:country="US"/>
    </style:style>
    <style:style style:name="P415" style:parent-style-name="Textbody" style:family="paragraph">
      <style:paragraph-properties fo:text-align="justify"/>
      <style:text-properties style:font-name-complex="Liberation Mono" fo:language="en" fo:country="US"/>
    </style:style>
    <style:style style:name="P416" style:parent-style-name="Textbody" style:family="paragraph">
      <style:paragraph-properties fo:text-align="justify"/>
      <style:text-properties style:font-name-complex="Liberation Mono" fo:language="en" fo:country="US"/>
    </style:style>
    <style:style style:name="P417" style:parent-style-name="Textbody" style:family="paragraph">
      <style:paragraph-properties fo:text-align="justify"/>
      <style:text-properties style:font-name-complex="Liberation Mono" fo:language="en" fo:country="US"/>
    </style:style>
    <style:style style:name="P418" style:parent-style-name="Textbody" style:family="paragraph">
      <style:paragraph-properties fo:text-align="justify"/>
      <style:text-properties style:font-name-complex="Liberation Mono" fo:language="en" fo:country="US"/>
    </style:style>
    <style:style style:name="P41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0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1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2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3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4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5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6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7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8" style:parent-style-name="Textbody" style:family="paragraph">
      <style:paragraph-properties fo:text-align="justify"/>
      <style:text-properties style:font-name-complex="Liberation Mono" fo:language="en" fo:country="US"/>
    </style:style>
    <style:style style:name="P42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0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1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2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3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4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5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6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7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8" style:parent-style-name="Textbody" style:family="paragraph">
      <style:paragraph-properties fo:text-align="justify"/>
      <style:text-properties style:font-name-complex="Liberation Mono" fo:language="en" fo:country="US"/>
    </style:style>
    <style:style style:name="P43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0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1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2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3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4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5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6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7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8" style:parent-style-name="Textbody" style:family="paragraph">
      <style:paragraph-properties fo:text-align="justify"/>
      <style:text-properties style:font-name-complex="Liberation Mono" fo:language="en" fo:country="US"/>
    </style:style>
    <style:style style:name="P44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0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1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2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3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4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5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6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7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8" style:parent-style-name="Textbody" style:family="paragraph">
      <style:paragraph-properties fo:text-align="justify"/>
      <style:text-properties style:font-name-complex="Liberation Mono" fo:language="en" fo:country="US"/>
    </style:style>
    <style:style style:name="P45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0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1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2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3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4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5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6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7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8" style:parent-style-name="Textbody" style:family="paragraph">
      <style:paragraph-properties fo:text-align="justify"/>
      <style:text-properties style:font-name-complex="Liberation Mono" fo:language="en" fo:country="US"/>
    </style:style>
    <style:style style:name="P46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0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1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2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3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4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5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6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7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8" style:parent-style-name="Textbody" style:family="paragraph">
      <style:paragraph-properties fo:text-align="justify"/>
      <style:text-properties style:font-name-complex="Liberation Mono" fo:language="en" fo:country="US"/>
    </style:style>
    <style:style style:name="P47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0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1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2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3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4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5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6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7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8" style:parent-style-name="Textbody" style:family="paragraph">
      <style:paragraph-properties fo:text-align="justify"/>
      <style:text-properties style:font-name-complex="Liberation Mono" fo:language="en" fo:country="US"/>
    </style:style>
    <style:style style:name="P489" style:parent-style-name="Textbody" style:family="paragraph">
      <style:paragraph-properties fo:text-align="justify"/>
      <style:text-properties style:font-name-complex="Liberation Mono" fo:language="en" fo:country="US"/>
    </style:style>
    <style:style style:name="P490" style:parent-style-name="Textbody" style:family="paragraph">
      <style:paragraph-properties fo:text-align="justify"/>
      <style:text-properties style:font-name-complex="Liberation Mono" fo:language="en" fo:country="US"/>
    </style:style>
    <style:style style:name="P491" style:parent-style-name="Textbody" style:family="paragraph">
      <style:paragraph-properties fo:text-align="justify"/>
      <style:text-properties style:font-name-complex="Liberation Mono" fo:language="en" fo:country="US"/>
    </style:style>
    <style:style style:name="P492" style:parent-style-name="Textbody" style:family="paragraph">
      <style:paragraph-properties fo:text-align="justify"/>
    </style:style>
    <style:style style:name="T493" style:parent-style-name="Основнойшрифтабзаца" style:family="text">
      <style:text-properties style:font-name-asian="NSimSun" style:font-name-complex="Liberation Mono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2"/>
      <text:p text:style-name="P3">Федеральное государственное автономное образовательное учреждение</text:p>
      <text:p text:style-name="P4">высшего образования</text:p>
      <text:p text:style-name="P5">«Пермский национальный<text:s/>исследовательский</text:p>
      <text:p text:style-name="P6">политехнический университет»</text:p>
      <text:p text:style-name="P7">(ПНИПУ)</text:p>
      <text:p text:style-name="P8"/>
      <text:p text:style-name="P9"><text:span text:style-name="T10">Факультет_</text:span><text:span text:style-name="T11">Электротехнический факультет <text:s/></text:span></text:p>
      <text:p text:style-name="P12"><text:span text:style-name="T13">Кафедра</text:span><text:span text:style-name="T14">_Информационные технологии и автоматизированные системы <text:s/></text:span></text:p>
      <text:h text:style-name="P15" text:outline-level="1"><text:bookmark-start text:name="_Специальность_(направление)________"/><text:bookmark-end text:name="_Специальность_(направление)________"/><text:span text:style-name="T16">Специальность</text:span><text:span text:style-name="T17"><text:s/></text:span><text:span text:style-name="T18">(направление подготовки)<text:s/></text:span><text:span text:style-name="T19"><text:s/>Программная инженерия <text:s text:c="6"/></text:span></text:h>
      <text:h text:style-name="P20" text:outline-level="5"/>
      <text:p text:style-name="P21"/>
      <text:p text:style-name="P22"/>
      <text:p text:style-name="P23"/>
      <text:p text:style-name="P24">О Т Ч Е Т</text:p>
      <text:p text:style-name="P25">по учебной<text:s/>практике</text:p>
      <text:p text:style-name="P26"/>
      <text:p text:style-name="P27"/>
      <text:p text:style-name="P28"/>
      <text:p text:style-name="P29"><text:bookmark-start text:name="_ХАРАКТЕРИСТИКА_-_ОТЗЫВ"/><text:bookmark-end text:name="_ХАРАКТЕРИСТИКА_-_ОТЗЫВ"/></text:p>
      <text:p text:style-name="P30">Выполнил студент гр.</text:p>
      <text:p text:style-name="P31">РИС-22-1б <text:s text:c="34"/></text:p>
      <text:p text:style-name="P32">Мухаров Т.Р</text:p>
      <text:p text:style-name="P33">(Фамилия, имя, отчество)</text:p>
      <text:h text:style-name="P34" text:outline-level="6">_________________________________</text:h>
      <text:p text:style-name="P35">(подпись)</text:p>
      <text:p text:style-name="P36"/>
      <text:h text:style-name="P37" text:outline-level="6"><text:s text:c="7"/>Проверили:</text:h>
      <text:p text:style-name="P38"/>
      <text:p text:style-name="P39">Доцент кафедры ИТАС Петренко А.А <text:s text:c="43"/><text:s text:c="25"/></text:p>
      <text:p text:style-name="Standard"><text:span text:style-name="T40">(должность, Ф.И.О. <text:s/></text:span><text:span text:style-name="T41">ответственного за практическую подготовку от профильной организации</text:span><text:span text:style-name="T42">) <text:s text:c="4"/></text:span></text:p>
      <text:p text:style-name="P43"/>
      <text:p text:style-name="P44">___________ <text:s text:c="18"/>_________________________</text:p>
      <text:p text:style-name="Standard"><text:span text:style-name="T45"><text:s text:c="2"/>(оценка) <text:s text:c="30"/>(подпись</text:span><text:span text:style-name="T46">)</text:span></text:p>
      <text:p text:style-name="Standard"><text:span text:style-name="T47"><text:s text:c="28"/></text:span><text:span text:style-name="T48"><text:s text:c="28"/></text:span><text:span text:style-name="T49">_____________</text:span></text:p>
      <text:p text:style-name="P50"><text:span text:style-name="T51">МП</text:span><text:span text:style-name="T52"><text:s text:c="3"/></text:span><text:span text:style-name="T53"><text:s text:c="14"/>(дата)</text:span></text:p>
      <text:p text:style-name="P54"/>
      <text:p text:style-name="P55"/>
      <text:p text:style-name="P56"/>
      <text:p text:style-name="P57"/>
      <text:p text:style-name="P58"/>
      <text:p text:style-name="P59"><text:bookmark-start text:name="OLE_нир"/><text:bookmark-end text:name="OLE_нир"/></text:p>
      <text:p text:style-name="P60">Пермь <text:s/>2023</text:p>
      <text:p text:style-name="P61"/>
      <text:soft-page-break/>
      <text:p text:style-name="P62">Введение</text:p>
      <text:p text:style-name="P63"><text:tab/><text:span text:style-name="T64">Алгоритм сортировки</text:span> — это алгоритм для упорядочивания элементов в списке. В случае, когда элемент в списке имеет несколько полей, поле, служащее критерием порядка, называется ключом сортировки. На практике в качестве ключа часто выступает число, а в остальных полях хранятся какие-либо данные, никак не влияющие на работу алгоритма.</text:p>
      <text:p text:style-name="P65"><text:tab/><text:span text:style-name="T66">Сортиро́вка простыми обменами</text:span>, <text:span text:style-name="T67">сортировка<text:s/></text:span><text:span text:style-name="T68">пузырько́м</text:span> (англ. <text:span text:style-name="T69">bubble</text:span><text:span text:style-name="T70"><text:s/></text:span><text:span text:style-name="T71">sort</text:span>) — простой алгоритм сортировки. Для понимания и реализации этот алгоритм — простейший, но эффективен он лишь для небольших массивов. </text:p>
      <text:p text:style-name="P72">Алгоритм считается учебным и практически не применяется вне учебной литературы, вместо него на практике применяются более эффективные алгоритмы сортировки. В то же время метод сортировки обменами лежит в основе некоторых более совершенных алгоритмов, таких как шейкерная сортировка, пирамидальная сортировка и быстрая сортировка.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soft-page-break/>
      <text:p text:style-name="P97"><text:span text:style-name="T98">1. Анализ темы</text:span></text:p>
      <text:h text:style-name="P99" text:outline-level="1"><text:span text:style-name="T100"><text:tab/></text:span><text:span text:style-name="T101">Первые прототипы современных методов сортировки появились уже в XIX веке. К 1890 году для ускорения обработки данных переписи населения в США американец Герман Холлерит создал первый статистический табулятор — электромеханическую машину, предназначенную для автоматической обработки информации, записанной на перфокартах.</text:span><text:span text:style-name="T102"><text:s/></text:span><text:span text:style-name="T103"> К переписи населения 1900 года Холлерит усовершенствовал машину, автоматизировав подачу карт. Работа сортировальной машины Холлерита основывалась на методах поразрядной сортировки. </text:span></text:h>
      <text:p text:style-name="P104"><text:span text:style-name="T105">В дальнейшем история</text:span><text:span text:style-name="T106"><text:s/>алгоритмов оказалась связана с<text:s/></text:span><text:span text:style-name="T107">развитием электронно-вычислительных машин. По некоторым источникам, именно программа сортировки стала первой программой для вычислительных машин.</text:span><text:span text:style-name="T108"><text:s/></text:span><text:span text:style-name="T109">В 1945 году Джон фон Нейман для тестирования ряда команд для EDVAC разработал программы сортировки методом слияния. В том же году немецкий инженер Конрад Цузе разработал программу для сортировки методом простой вставки. К этому времени уже появились быстрые специализированные сортировальные машины, в сопоставлении с которыми и оценивалась эффективность разрабатываемых ЭВМ. Первым опубликованным обсуждением сортировки с помощью вычислительных машин стала лекция Джона Мокли, прочитанная им в 1946 году. Мокли показал, что сортировка может быть полезной также и для численных расчетов, описал методы сортировки простой вставки и бинарных вставок, а также поразрядную сортировку с частичными проходами. Позже организованная им совместно с инженером Джоном Эккертом компания «Eckert–Mauchly Computer Corporation» выпустила некоторые из самых ранних электронных вычислительных машин BINAC и UNIVAC. Наряду с отмеченными алгоритмами внутренней сортировки, появлялись алгоритмы внешней сортировки, развитию которых способствовал ограниченный объём памяти первых вычислительных машин. В частности, были предложены методы сбалансированной двухпутевой поразрядной сортировки и сбалансированного двухпутевого слияния.</text:span></text:p>
      <text:p text:style-name="P110"><text:span text:style-name="T111"> К 1952 году на практике уже применялись многие методы внутренней сортировки, но теория была развита сравнительно слабо. В октябре 1952 года Даниэль Гольденберг привёл пять методов сортировки с анализом наилучшего и наихудшего случаев для каждого из них. В 1954 году Гарольд Сьюворд развил идеи Гольденберга, а также проанализировал методы внешней сортировки.</text:span><text:span text:style-name="T112"><text:s/></text:span><text:span text:style-name="T113">Первой большой обзорной статьёй о сортировке, появившейся в печати в 1955 году, стала работа Дж. Хоскена, в которой он описал всё имевшееся на тот момент оборудование специального назначения и методы сортировки для ЭВМ, основываясь на брошюрах фирм-изготовителей. В 1956 году Э. Френд в своей<text:s/></text:span><text:soft-page-break/><text:span text:style-name="T114">работе проанализировал математические свойства большого числа алгоритмов внутренней и внешней сортировки, предложив некоторые новые методы.</text:span></text:p>
      <text:p text:style-name="P115">После этого было предложено множество различных алгоритмов сортировки: например, вычисление адреса в 1956 году; слияние с вставкой, обменная поразрядная сортировка, каскадное слияние и метод Шелла в 1959 году, многофазное слияние и вставки в дерево в 1960 году, осциллирующая сортировка и быстрая сортировка Хоара в 1962 году, пирамидальная сортировка Уильямса и обменная сортировка со слиянием Бэтчера в 1964 году. В конце 60-х годов произошло и интенсивное развитие теории сортировки. Появившиеся позже алгоритмы во многом являлись вариациями уже известных методов. Получили распространение адаптивные методы сортировки, ориентированные на более быстрое выполнение в случаях, когда входная последовательность удовлетворяет заранее установленным критериям.</text:p>
      <text:p text:style-name="P116"/>
      <text:p text:style-name="P117"/>
      <text:p text:style-name="P118"/>
      <text:p text:style-name="P119">Свойства и типы алгоритмов сортировок:</text:p>
      <text:list text:style-name="LFO1" text:continue-numbering="true">
        <text:list-item>
          <text:p text:style-name="P120"><text:span text:style-name="T121">Устойчивость</text:span><text:span text:style-name="T122"> — устойчивая сортировка не меняет взаимного расположения элементов с одинаковыми ключами.</text:span></text:p>
        </text:list-item>
        <text:list-item>
          <text:p text:style-name="P123"><text:span text:style-name="T124">Естественность поведения</text:span><text:span text:style-name="T125"> — эффективность метода при обработке уже упорядоченных или частично упорядоченных данных. Алгоритм ведёт себя естественно, если учитывает эту характеристику входной последовательности и работает лучше.</text:span></text:p>
        </text:list-item>
        <text:list-item>
          <text:p text:style-name="P126"><text:span text:style-name="T127">Использование операции сравнения.</text:span><text:span text:style-name="T128"> Алгоритмы, использующие для сортировки сравнение элементов между собой, называются основанными<text:s/></text:span><text:span text:style-name="T129">на сравнениях. Н</text:span><text:span text:style-name="T130">о они отличаются гибкостью применения. Для специальных случаев (типов данных) существуют более эффективные алгоритмы.</text:span></text:p>
        </text:list-item>
      </text:list>
      <text:p text:style-name="P131">Ещё одним важным свойством алгоритма является его сфера применения. Здесь основных типов упорядочения два:</text:p>
      <text:list text:style-name="LFO2" text:continue-numbering="true">
        <text:list-item>
          <text:p text:style-name="P132"><text:span text:style-name="T133">Внутренняя сортировка</text:span><text:span text:style-name="T134"> оперирует массивами, целиком помещающимися в оперативной памяти с произвольным доступом к любой ячейке. Данные обычно упорядочиваются на том же месте без дополнительных затрат.</text:span></text:p>
          <text:list text:continue-numbering="true">
            <text:list-item>
              <text:p text:style-name="P135">В современных архитектурах персональных компьютеров широко применяется подкачка и кэширование памяти. Алгоритм сортировки должен хорошо сочетаться с применяемыми алгоритмами кэширования и подкачки.</text:p>
            </text:list-item>
          </text:list>
        </text:list-item>
        <text:list-item>
          <text:p text:style-name="P136"><text:span text:style-name="T137">Внешняя сортировка</text:span><text:span text:style-name="T138"> оперирует запоминающими устройствами большого объёма, но не с произвольным доступом, а последовательным (упорядочение файлов), то есть в данный момент «виден» только один элемент, а затраты на перемотку по сравнению с памятью неоправданно велики. Это накладывает некоторые дополнительные ограничения на алгоритм и приводит к специальным методам упорядочения, обычно использующим дополнительное дисковое пространство. Кроме того, доступ к данным во внешней памяти производится намного медленнее, чем операции с оперативной памятью.</text:span></text:p>
          <text:list text:continue-numbering="true">
            <text:list-item>
              <text:p text:style-name="P139">Доступ к носителю осуществляется последовательным образом: в каждый момент времени можно считать или записать только элемент, следующий за текущим.</text:p>
            </text:list-item>
            <text:list-item>
              <text:p text:style-name="P140">Объём данных не позволяет им разместиться в ОЗУ.</text:p>
            </text:list-item>
          </text:list>
        </text:list-item>
      </text:list>
      <text:p text:style-name="P141">Также алгоритмы классифицируются по:</text:p>
      <text:list text:style-name="LFO3" text:continue-numbering="true">
        <text:list-item>
          <text:p text:style-name="P142">потребности в дополнительной памяти или её отсутствию</text:p>
        </text:list-item>
        <text:list-item>
          <text:p text:style-name="P143">потребности в знаниях о структуре данных, выходящих за рамки операции сравнения, или отсутствию таковой</text:p>
        </text:list-item>
      </text:list>
      <text:p text:style-name="P144"/>
      <text:p text:style-name="P145"><text:span text:style-name="T146">Сортировки</text:span><text:span text:style-name="T147">:</text:span></text:p>
      <text:list text:style-name="LFO4" text:continue-numbering="true">
        <text:list-item>
          <text:p text:style-name="P148"><text:span text:style-name="T149">Сортировка пузырьком,</text:span></text:p>
        </text:list-item>
        <text:list-item>
          <text:p text:style-name="P150"><text:span text:style-name="T151">Сортировка вставками,</text:span></text:p>
        </text:list-item>
        <text:list-item>
          <text:p text:style-name="P152"><text:span text:style-name="T153">Сортировка выбором,</text:span></text:p>
        </text:list-item>
        <text:list-item>
          <text:p text:style-name="P154"><text:span text:style-name="T155">Сортировка слиянием</text:span><text:span text:style-name="T156">,</text:span></text:p>
        </text:list-item>
        <text:list-item>
          <text:p text:style-name="P157"><text:span text:style-name="T158">Гномья сортировка,</text:span></text:p>
        </text:list-item>
        <text:list-item>
          <text:p text:style-name="P159"><text:span text:style-name="T160">Сортировка перемешиванием,</text:span></text:p>
        </text:list-item>
        <text:list-item>
          <text:p text:style-name="P161">Сортировка с помощью двоичного дерева</text:p>
        </text:list-item>
        <text:list-item>
          <text:p text:style-name="P162"><text:span text:style-name="T163">И другие.</text:span></text:p>
        </text:list-item>
      </text:list>
      <text:p text:style-name="P164"/>
      <text:p text:style-name="P165">Одним из частых приложений алгоритмов сортировки является сортировка строк. Обобщенный алгоритм может выглядеть так: сначала множество строк сортируется по первому символу каждой строки, затем каждое подмножество строк, имеющих одинаковый первый символ, сортируется по второму символу, и так до тех пор, пока все строки не будут упорядочены. При этом отсутствующий символ (при сравнении строки длины N со строкой длины N+1) считается меньше любого символа.</text:p>
      <text:p text:style-name="P166">Применение данного метода к строкам, представляющим собой числа в естественной записи, выдаёт контринтуитивные результаты: например, «9» оказывается больше, чем «11», так как первый символ первой строки имеет бо́льшее значение, чем первый символ второй. Для исправления этой проблемы<text:s/><text:soft-page-break/>алгоритм сортировки может преобразовывать сортируемые строки в числа и сортировать их как числа. Такой алгоритм называется «числовой сортировкой», а описанный ранее — «строковой сортировкой». Также на практике эффективным способом решения проблемы сортировки строк, содержащих числа, является добавление некоторого числа нулей перед числом, таким образом, «011» будет считаться больше «009».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soft-page-break/>
      <text:p text:style-name="P205"><text:span text:style-name="T206">2.<text:s/></text:span><text:span text:style-name="T207">Технологии реализации</text:span></text:p>
      <text:p text:style-name="P208"><text:span text:style-name="T209"><text:tab/></text:span><text:span text:style-name="T210">Визуализация алгоритма сортировки была запрограммирована с помощью</text:span><text:span text:style-name="T211"><text:s/></text:span><text:span text:style-name="T212">V</text:span><text:span text:style-name="T213">isual<text:s/></text:span><text:span text:style-name="T214">S</text:span><text:span text:style-name="T215">tudio 2022<text:s/></text:span><text:span text:style-name="T216">C</text:span><text:span text:style-name="T217">ommunity</text:span><text:span text:style-name="T218"><text:s/>и<text:s/></text:span><text:span text:style-name="T219">SFML</text:span><text:span text:style-name="T220">.<text:s/></text:span></text:p>
      <text:p text:style-name="P221"><text:span text:style-name="T222">Microsoft Visual Studio</text:span><text:span text:style-name="T223"> — линейка продуктов компании Microsoft, включающих интегрированную среду разработки (IDE) программного обеспечения и ряд других инструментов. Данные продукты позволяют разрабатывать как консольные приложения, так и игры и приложения с графическим интерфейсом, в том числе с поддержкой технологии Windows Forms, UWP а также веб-сайты, веб-приложения, веб-службы как в родном, так и в управляемом кодах для всех платформ, поддерживаемых Windows, Windows Mobile, Windows CE, .NET Framework, .NET Core, .NET, MAUI, Xbox, Windows Phone .NET Compact Framework и Silverlight. После покупки компании Xamarin корпорацией Microsoft появилась возможность разработки IOS и Android программ.</text:span></text:p>
      <text:p text:style-name="P224">Visual Studio включает в себя редактор исходного кода с поддержкой технологии IntelliSense и возможностью простейшего рефакторинга кода. Встроенный отладчик может работать как отладчик уровня исходного кода, так и отладчик машинного уровня. Остальные встраиваемые инструменты включают в себя редактор форм для упрощения создания графического интерфейса приложения, веб-редактор, дизайнер классов и дизайнер схемы базы данных. Visual Studio позволяет создавать и подключать сторонние дополнения (плагины) для расширения функциональности практически на каждом уровне, включая добавление поддержки систем контроля версий исходного кода (как, например, Subversion и Visual SourceSafe), добавление новых наборов инструментов (например, для редактирования и визуального проектирования кода на предметно-ориентированных языках программирования) или инструментов для прочих аспектов процесса разработки программного обеспечения (например, клиент Team Explorer для работы с Team Foundation Server).</text:p>
      <text:p text:style-name="P225"><text:span text:style-name="T226">SFML</text:span><text:span text:style-name="T227"> (англ. </text:span><text:span text:style-name="T228">Simple and Fast Multimedia Library</text:span><text:span text:style-name="T229"> — простая и быстрая мультимедийная библиотека) — свободная кроссплатформенная мультимедийная библиотека. Написана на C++, но доступна также для C, C#, .Net, D, Java, Python, Ruby, OCaml, Go и Rust. Представляет собой объектно-ориентированный аналог SDL.</text:span></text:p>
      <text:p text:style-name="P230">SFML содержит ряд модулей для простого программирования игр и мультимедиа приложений. Исходный код библиотеки предоставляется под лицензией zlib/png license.</text:p>
      <text:p text:style-name="P231"/>
      <text:soft-page-break/>
      <text:p text:style-name="P232"><text:span text:style-name="T233">Алгоритм программы состоит из подключения библиотек и<text:s/></text:span><text:span text:style-name="T234">пространств имен для правильной работы и упрощения доступа,</text:span><text:span text:style-name="T235"><text:s/></text:span><text:span text:style-name="T236">cin</text:span><text:span text:style-name="T237"><text:s/></text:span><text:span text:style-name="T238">и<text:s/></text:span><text:span text:style-name="T239">cout</text:span><text:span text:style-name="T240"><text:s/>для ввода данных и работы с пользователем,</text:span><text:span text:style-name="T241">if</text:span><text:span text:style-name="T242"><text:s/></text:span><text:span text:style-name="T243">для выбора как заполнять массив до основного окна и<text:s/></text:span><text:span text:style-name="T244">if</text:span><text:span text:style-name="T245"><text:s/></text:span><text:span text:style-name="T246">в основном окне для корректной визуализации,</text:span><text:span text:style-name="T247"><text:s/></text:span><text:span text:style-name="T248">циклы<text:s/></text:span><text:span text:style-name="T249">for</text:span><text:span text:style-name="T250"><text:s/>для прохождения всего массива</text:span><text:span text:style-name="T251">, циклы<text:s/></text:span><text:span text:style-name="T252">while</text:span><text:span text:style-name="T253"><text:s/></text:span><text:span text:style-name="T254">для работы окна, пока он не закроется. Код посмотреть в приложение 1.</text:span></text:p>
      <text:p text:style-name="P255"/>
      <text:p text:style-name="P256">Руководство пользователя</text:p>
      <text:p text:style-name="P257"/>
      <text:p text:style-name="P258"><text:tab/>В консоли будет написано, что выполнять, а в основном окне будет визуализироваться процесс сортировки без участия пользователя.</text:p>
      <text:p text:style-name="P259"/>
      <text:p text:style-name="P260">Вывод</text:p>
      <text:p text:style-name="P261">Таким образом, пользователю будет легче принять информацию и будет наглядная презентация сортировки пузырьком для пользователей с незнакомых с ней.</text:p>
      <text:p text:style-name="P262"><text:tab/></text:p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soft-page-break/>
      <text:p text:style-name="P286"><text:span text:style-name="T287">Заключение</text:span></text:p>
      <text:h text:style-name="P288" text:outline-level="1"><text:span text:style-name="T289"><text:tab/></text:span><text:span text:style-name="T290">Цель работы выпо</text:span><text:span text:style-name="T291">лнена, проанализировали тему сортировки, научились работать с программой<text:s/></text:span><text:span text:style-name="T292">SFML</text:span><text:span text:style-name="T293">,</text:span><text:span text:style-name="T294"><text:tab/></text:span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95">Список литературы</text:p>
      <text:list text:style-name="LFO5" text:continue-numbering="true">
        <text:list-item>
          <text:p text:style-name="P296"><text:span text:style-name="T297">Ник Рендольф, Дэвид Гарднер, Майкл Минутилло, Крис Андерсон.</text:span><text:span text:style-name="T298"> </text:span><text:span text:style-name="T299">Visual Studio 2010<text:s/></text:span><text:span text:style-name="T300">для</text:span><text:span text:style-name="T301"><text:s/></text:span><text:span text:style-name="T302">профессионалов</text:span><text:span text:style-name="T303"><text:s/>= Professional Visual Studio 2010. — </text:span><text:span text:style-name="T304">М</text:span><text:span text:style-name="T305">.: </text:span><text:a office:title="Диалектика (издательство) (страница отсутствует)" xlink:href="https://ru.wikipedia.org/w/index.php?title=%D0%94%D0%B8%D0%B0%D0%BB%D0%B5%D0%BA%D1%82%D0%B8%D0%BA%D0%B0_(%D0%B8%D0%B7%D0%B4%D0%B0%D1%82%D0%B5%D0%BB%D1%8C%D1%81%D1%82%D0%B2%D0%BE)&amp;action=edit&amp;redlink=1" office:target-frame-name="_top" xlink:show="replace"><text:span text:style-name="T306">«</text:span><text:span text:style-name="T307">Диалектика</text:span><text:span text:style-name="T308">»</text:span></text:a><text:span text:style-name="T309">, 2011. —<text:s/></text:span><text:span text:style-name="T310">С</text:span><text:span text:style-name="T311">. 1184. — ISBN 978-5-8459-1683-9.</text:span></text:p>
        </text:list-item>
        <text:list-item>
          <text:p text:style-name="P312"><text:span text:style-name="T313">Artur Moreira, Jan Haller, Henrik Vogelius Hansson.</text:span><text:span text:style-name="T314"> SFML Game Development. — Packt Publishing, 2013. — 296 p. — ISBN 978-1-84969-684-5.</text:span></text:p>
        </text:list-item>
        <text:list-item>
          <text:p text:style-name="P315"><text:span text:style-name="T316">Кнут Д. Э.</text:span><text:span text:style-name="T317"> Искусство программирования. Том</text:span><text:span text:style-name="T318"> 3.<text:s/></text:span><text:span text:style-name="T319">Сортировка</text:span><text:span text:style-name="T320"><text:s/></text:span><text:span text:style-name="T321">и</text:span><text:span text:style-name="T322"><text:s/></text:span><text:span text:style-name="T323">поиск</text:span><text:span text:style-name="T324"> = The Art of Computer Programming. Volume 3.<text:s/></text:span><text:span text:style-name="T325">Sorting and Searching / под ред. В. Т. Тертышного (гл. 5) и И. В. Красикова (гл. 6). — 2-е изд. — Москва: Вильямс, 2007. — Т. 3. — 832 с. — ISBN 5-8459-0082-1.</text:span></text:p>
        </text:list-item>
        <text:list-item>
          <text:p text:style-name="P326"><text:span text:style-name="T327">Роберт Седжвик.</text:span><text:span text:style-name="T328"> Фундаментальные алгоритмы на C. Анализ/Структуры данных/Сортировка/Поиск = Algorithms in C. Fundamentals/Data Structures/Sorting/Searching. — СПб.: ДиаСофтЮП, 2003. — С. 672. — ISBN 5-93772-081-4.</text:span></text:p>
        </text:list-item>
      </text:list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soft-page-break/>
      <text:p text:style-name="P348"><text:span text:style-name="T349">Приложение</text:span><text:span text:style-name="T350"><text:s/>1</text:span></text:p>
      <text:p text:style-name="P351">#include &lt;SFML/Graphics.hpp&gt;</text:p>
      <text:p text:style-name="P352">#include &lt;iostream&gt;</text:p>
      <text:p text:style-name="P353">#include &lt;stdlib.h&gt;</text:p>
      <text:p text:style-name="P354"/>
      <text:p text:style-name="P355">using namespace sf;</text:p>
      <text:p text:style-name="P356">using namespace std;</text:p>
      <text:p text:style-name="P357"/>
      <text:p text:style-name="P358">int main()</text:p>
      <text:p text:style-name="P359">{</text:p>
      <text:p text:style-name="P360"><text:s text:c="4"/>RenderWindow window(VideoMode(400, 800), "bubble sort");</text:p>
      <text:p text:style-name="P361"><text:s text:c="4"/>RectangleShape rectangle;</text:p>
      <text:p text:style-name="P362"><text:s text:c="4"/>Event event;</text:p>
      <text:p text:style-name="P363"/>
      <text:p text:style-name="P364"><text:s text:c="4"/>srand(time(NULL));</text:p>
      <text:p text:style-name="P365"><text:s text:c="4"/>setlocale(LC_ALL, "RUSSIAN");</text:p>
      <text:p text:style-name="P366"><text:s text:c="4"/>int N,k;</text:p>
      <text:p text:style-name="P367"><text:s text:c="4"/>bool f1,f2;</text:p>
      <text:p text:style-name="P368"><text:s text:c="4"/></text:p>
      <text:p text:style-name="P369"><text:s text:c="4"/>f1 = false;</text:p>
      <text:p text:style-name="P370"><text:s text:c="4"/>f2 = false;</text:p>
      <text:p text:style-name="P371"><text:s text:c="4"/>Time t1 = microseconds(5000000);</text:p>
      <text:p text:style-name="P372"><text:s text:c="4"/>Time t2 = microseconds(10000);</text:p>
      <text:p text:style-name="P373"/>
      <text:p text:style-name="P374"><text:span text:style-name="T375"><text:s text:c="4"/>cout &lt;&lt; "</text:span><text:span text:style-name="T376">Введите</text:span><text:span text:style-name="T377"><text:s/></text:span><text:span text:style-name="T378">раззмер</text:span><text:span text:style-name="T379"><text:s/></text:span><text:span text:style-name="T380">массива</text:span><text:span text:style-name="T381"><text:s/>N=";</text:span></text:p>
      <text:p text:style-name="P382"><text:s text:c="4"/>cin &gt;&gt; N;</text:p>
      <text:p text:style-name="P383"/>
      <text:p text:style-name="P384"><text:s text:c="4"/>int* M = new int[N];</text:p>
      <text:p text:style-name="P385"/>
      <text:p text:style-name="P386"><text:span text:style-name="T387"><text:s text:c="4"/></text:span><text:span text:style-name="T388">cout &lt;&lt; "Выберите как хотите заполнить массив:1-рандом,2-самостоятельно через консоль."<text:s/></text:span><text:span text:style-name="T389">&lt;&lt; endl;</text:span></text:p>
      <text:p text:style-name="P390"><text:s text:c="4"/>cin &gt;&gt; k;</text:p>
      <text:p text:style-name="P391"/>
      <text:p text:style-name="P392"><text:s text:c="4"/>if (k == 1)</text:p>
      <text:p text:style-name="P393"><text:s text:c="4"/>{</text:p>
      <text:p text:style-name="P394"><text:s text:c="8"/>for (int i = 0; i &lt; N; i++)</text:p>
      <text:p text:style-name="P395"><text:s text:c="8"/>{</text:p>
      <text:p text:style-name="P396"><text:s text:c="12"/>M[i] = rand() % 800+1;</text:p>
      <text:p text:style-name="P397"><text:s text:c="8"/>}</text:p>
      <text:p text:style-name="P398"><text:s text:c="4"/>}</text:p>
      <text:p text:style-name="P399"><text:s text:c="4"/>else</text:p>
      <text:p text:style-name="P400"><text:s text:c="4"/>{</text:p>
      <text:p text:style-name="P401"><text:s text:c="8"/>if (k == 2)</text:p>
      <text:p text:style-name="P402"><text:s text:c="8"/>{</text:p>
      <text:p text:style-name="P403"><text:s text:c="12"/>for (int i = 0; i &lt; N; i++)</text:p>
      <text:p text:style-name="P404"><text:s text:c="12"/>{</text:p>
      <text:p text:style-name="P405"><text:s text:c="16"/>cin &gt;&gt; M[i] ;</text:p>
      <text:p text:style-name="P406"><text:s text:c="12"/>}</text:p>
      <text:p text:style-name="P407"><text:s text:c="8"/>}</text:p>
      <text:p text:style-name="P408"><text:s text:c="8"/>else</text:p>
      <text:p text:style-name="P409"><text:s text:c="8"/>{</text:p>
      <text:p text:style-name="P410"><text:span text:style-name="T411"><text:s text:c="12"/>cout &lt;&lt; "</text:span><text:span text:style-name="T412">Ошибка</text:span><text:span text:style-name="T413">";</text:span></text:p>
      <text:p text:style-name="P414"><text:s text:c="8"/>}</text:p>
      <text:p text:style-name="P415"><text:s text:c="4"/>}</text:p>
      <text:p text:style-name="P416"><text:s text:c="4"/></text:p>
      <text:p text:style-name="P417"/>
      <text:p text:style-name="P418"/>
      <text:soft-page-break/>
      <text:p text:style-name="P419"><text:s text:c="4"/>while (window.isOpen())</text:p>
      <text:p text:style-name="P420"><text:s text:c="4"/>{</text:p>
      <text:p text:style-name="P421"><text:s text:c="8"/>while (window.pollEvent(event))</text:p>
      <text:p text:style-name="P422"><text:s text:c="8"/>{</text:p>
      <text:p text:style-name="P423"><text:s text:c="12"/>if (event.type == Event::Closed)</text:p>
      <text:p text:style-name="P424"><text:s text:c="16"/>window.close();</text:p>
      <text:p text:style-name="P425"><text:s text:c="8"/>}</text:p>
      <text:p text:style-name="P426"/>
      <text:p text:style-name="P427"><text:s text:c="8"/>if ((f1 == false) &amp;&amp; (f2 == false))</text:p>
      <text:p text:style-name="P428"><text:s text:c="8"/>{</text:p>
      <text:p text:style-name="P429"><text:s text:c="12"/>window.clear(Color::Black);</text:p>
      <text:p text:style-name="P430"><text:s text:c="12"/>for (int i = 0; i &lt; N; i++)</text:p>
      <text:p text:style-name="P431"><text:s text:c="12"/>{</text:p>
      <text:p text:style-name="P432"><text:s text:c="16"/>rectangle.setSize(Vector2f(2, M[i]));</text:p>
      <text:p text:style-name="P433"><text:s text:c="16"/>rectangle.setPosition(Vector2f(i, 800));</text:p>
      <text:p text:style-name="P434"><text:s text:c="16"/>rectangle.setRotation(180);</text:p>
      <text:p text:style-name="P435"><text:s text:c="16"/>rectangle.setFillColor(Color::Blue);</text:p>
      <text:p text:style-name="P436"><text:s text:c="16"/>window.draw(rectangle);</text:p>
      <text:p text:style-name="P437"><text:s text:c="12"/>}</text:p>
      <text:p text:style-name="P438"><text:s text:c="12"/>window.display();</text:p>
      <text:p text:style-name="P439"><text:s text:c="12"/>sleep(t1);</text:p>
      <text:p text:style-name="P440"><text:s text:c="12"/>f1 = true;</text:p>
      <text:p text:style-name="P441"><text:s text:c="8"/>}</text:p>
      <text:p text:style-name="P442"/>
      <text:p text:style-name="P443"/>
      <text:p text:style-name="P444"><text:s text:c="8"/>if ((f1 == true) &amp;&amp; (f2 == false))</text:p>
      <text:p text:style-name="P445"><text:s text:c="8"/>{</text:p>
      <text:p text:style-name="P446"><text:s text:c="12"/>for (int i = 1; i &lt; N; i++)</text:p>
      <text:soft-page-break/>
      <text:p text:style-name="P447"><text:s text:c="12"/>{</text:p>
      <text:p text:style-name="P448"><text:s text:c="16"/>for (int j = 0; j &lt; N - 1; j++)</text:p>
      <text:p text:style-name="P449"><text:s text:c="16"/>{</text:p>
      <text:p text:style-name="P450"><text:s text:c="20"/>if (M[j] &gt; M[j + 1])</text:p>
      <text:p text:style-name="P451"><text:s text:c="20"/>{</text:p>
      <text:p text:style-name="P452"><text:s text:c="24"/>swap(M[j], M[j + 1]);</text:p>
      <text:p text:style-name="P453"><text:s text:c="20"/>}</text:p>
      <text:p text:style-name="P454"><text:s text:c="20"/>window.clear(Color::Black);</text:p>
      <text:p text:style-name="P455"><text:s text:c="20"/>for (int l = 0; l &lt; N; l++)</text:p>
      <text:p text:style-name="P456"><text:s text:c="20"/>{</text:p>
      <text:p text:style-name="P457"><text:s text:c="24"/>rectangle.setSize(Vector2f(2, M[l]));</text:p>
      <text:p text:style-name="P458"><text:s text:c="24"/>rectangle.setPosition(Vector2f(l, 800));</text:p>
      <text:p text:style-name="P459"><text:s text:c="24"/>rectangle.setRotation(180);</text:p>
      <text:p text:style-name="P460"><text:s text:c="24"/>rectangle.setFillColor(Color::Blue);</text:p>
      <text:p text:style-name="P461"><text:s text:c="24"/>if ((l == j) || (l == j + 1))</text:p>
      <text:p text:style-name="P462"><text:s text:c="24"/>{</text:p>
      <text:p text:style-name="P463"><text:s text:c="28"/>rectangle.setFillColor(Color::Red);</text:p>
      <text:p text:style-name="P464"><text:s text:c="24"/>}</text:p>
      <text:p text:style-name="P465"><text:s text:c="24"/>window.draw(rectangle);</text:p>
      <text:p text:style-name="P466"><text:s text:c="20"/>}</text:p>
      <text:p text:style-name="P467"><text:s text:c="20"/>window.display();</text:p>
      <text:p text:style-name="P468"><text:s text:c="20"/>sleep(t2);</text:p>
      <text:p text:style-name="P469"><text:s text:c="16"/>}</text:p>
      <text:p text:style-name="P470"><text:s text:c="12"/>}</text:p>
      <text:p text:style-name="P471"><text:s text:c="12"/>f2 = true;</text:p>
      <text:p text:style-name="P472"><text:s text:c="8"/>}</text:p>
      <text:p text:style-name="P473"/>
      <text:p text:style-name="P474"><text:s text:c="8"/>if ((f1 == true) &amp;&amp; (f2 == true))</text:p>
      <text:soft-page-break/>
      <text:p text:style-name="P475"><text:s text:c="8"/>{</text:p>
      <text:p text:style-name="P476"><text:s text:c="12"/>window.clear(Color::Black);</text:p>
      <text:p text:style-name="P477"><text:s text:c="12"/>for (int i = 0; i &lt; N; i++)</text:p>
      <text:p text:style-name="P478"><text:s text:c="12"/>{</text:p>
      <text:p text:style-name="P479"><text:s text:c="16"/>rectangle.setSize(Vector2f(2, M[i]));</text:p>
      <text:p text:style-name="P480"><text:s text:c="16"/>rectangle.setPosition(Vector2f(i, 800));</text:p>
      <text:p text:style-name="P481"><text:s text:c="16"/>rectangle.setRotation(180);</text:p>
      <text:p text:style-name="P482"><text:s text:c="16"/>rectangle.setFillColor(Color::Green);</text:p>
      <text:p text:style-name="P483"><text:s text:c="16"/>window.draw(rectangle);</text:p>
      <text:p text:style-name="P484"><text:s text:c="12"/>}</text:p>
      <text:p text:style-name="P485"><text:s text:c="12"/>window.display();</text:p>
      <text:p text:style-name="P486"><text:s text:c="8"/>}</text:p>
      <text:p text:style-name="P487"><text:s text:c="4"/>}</text:p>
      <text:p text:style-name="P488"/>
      <text:p text:style-name="P489"><text:s text:c="4"/>delete[] M;</text:p>
      <text:p text:style-name="P490"/>
      <text:p text:style-name="P491"><text:s text:c="4"/>return 0;</text:p>
      <text:p text:style-name="P492"><text:span text:style-name="T49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fo:font-weight="bold" style:font-weight-asian="bold" style:font-weight-complex="bold" fo:font-size="16pt" style:font-size-asian="16pt" style:font-size-complex="16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Times New Roman" style:font-name-asian="Times New Roman" style:font-name-complex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rawing" style:display-name="Drawing" style:family="paragraph" style:parent-style-name="Названиеобъекта">
      <style:paragraph-properties fo:text-align="center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Титулмелкий" style:display-name="Титул (мелкий)" style:family="paragraph" style:parent-style-name="Standard">
      <style:paragraph-properties fo:text-align="center" fo:line-height="150%" fo:text-indent="0.3937in"/>
      <style:text-properties fo:font-weight="bold" style:font-weight-asian="bold" style:font-weight-complex="bold"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justify"/>
      <style:text-properties fo:font-size="14pt" style:font-size-asian="14pt" fo:hyphenate="false"/>
    </style:style>
    <style:style style:name="Default" style:display-name="Default" style:family="paragraph">
      <style:text-properties style:font-name="Times New Roman" style:font-name-asian="Calibri" style:font-name-complex="Times New Roman" fo:color="#000000" style:letter-kerning="false" style:language-asian="en" style:country-asian="US" style:language-complex="ar" style:country-complex="SA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markedcontent" style:display-name="markedcontent" style:family="text" style:parent-style-name="Основнойшрифтабзаца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Обычныйвеб" style:display-name="Обычный (веб)" style:family="paragraph" style:parent-style-name="Обычный">
      <style:text-properties style:font-name="Times New Roman" style:font-name-complex="Mangal" style:font-size-complex="10.5pt" fo:hyphenate="false"/>
    </style:style>
    <style:style style:name="citation" style:display-name="citation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fo:font-weight="normal" style:font-weight-asian="normal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23-06-27T09:49:00Z</meta:creation-date>
    <dc:date>2023-07-06T06:50:00Z</dc:date>
    <meta:template xlink:href="Normal" xlink:type="simple"/>
    <meta:editing-cycles>36</meta:editing-cycles>
    <meta:editing-duration>PT17760S</meta:editing-duration>
    <meta:document-statistic meta:page-count="15" meta:paragraph-count="32" meta:word-count="2438" meta:character-count="16304" meta:row-count="115" meta:non-whitespace-character-count="13898"/>
  </office:meta>
</office:document-meta>
</file>